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5ae90" officeooo:paragraph-rsid="0005ae90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7" style:family="paragraph" style:parent-style-name="Text_20_body" style:list-style-name="L1">
      <style:paragraph-properties style:writing-mode="lr-tb"/>
    </style:style>
    <style:style style:name="P8" style:family="paragraph" style:parent-style-name="Text_20_body" style:list-style-name="L2">
      <style:paragraph-properties fo:margin-top="0cm" fo:margin-bottom="0cm" style:contextual-spacing="false" style:writing-mode="lr-tb"/>
    </style:style>
    <style:style style:name="P9" style:family="paragraph" style:parent-style-name="Text_20_body" style:list-style-name="L2">
      <style:paragraph-properties style:writing-mode="lr-tb"/>
    </style:style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>
      <style:paragraph-properties style:writing-mode="lr-tb"/>
      <style:text-properties officeooo:paragraph-rsid="0005ae90"/>
    </style:style>
    <style:style style:name="P12" style:family="paragraph" style:parent-style-name="Text_20_body">
      <style:paragraph-properties fo:text-align="start" style:justify-single-word="false" style:writing-mode="lr-tb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06844b"/>
    </style:style>
    <style:style style:name="T1" style:family="text">
      <style:text-properties officeooo:rsid="0006844b"/>
    </style:style>
    <style:style style:name="T2" style:family="text">
      <style:text-properties fo:font-weight="normal" officeooo:rsid="0006844b" style:font-weight-asian="normal" style:font-weight-complex="normal"/>
    </style:style>
    <style:style style:name="T3" style:family="text">
      <style:text-properties fo:font-size="14pt" fo:font-weight="normal" officeooo:rsid="0006844b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3">Requerimientos Teoricos.</text:span></text:span></text:p>
      <text:p text:style-name="P5"><text:span text:style-name="Strong_20_Emphasis">Título:</text:span> Asistente de contadores públicos</text:p>
      <text:p text:style-name="P10"><text:span text:style-name="Strong_20_Emphasis">Descripción:</text:span></text:p>
      <text:p text:style-name="P10">Este documento describe los requisitos funcionales y no funcionales del asistente de contadores públicos. El asistente se utilizará para ayudar a los contadores públicos a llevar sus cuentas, generar reportes, registrar clientes y proveedores y realizar otras tareas relacionadas con la contabilidad.</text:p>
      <text:p text:style-name="P11">El asistente debe utilizar medidas de seguridad para proteger los datos de los contadores públicos. Estas medidas deben incluir el uso de contraseñas, la autenticación de dos factores y el cifrado de datos.</text:p>
      <text:p text:style-name="P10"><text:span text:style-name="Strong_20_Emphasis">Requisitos funcionales:</text:span></text:p>
      <text:list text:style-name="L1">
        <text:list-item>
          <text:p text:style-name="P6">El asistente debe permitir a los contadores públicos registrar transacciones contables, como facturas, recibos, pagos y gastos. </text:p>
        </text:list-item>
        <text:list-item>
          <text:p text:style-name="P6">El asistente debe permitir a los contadores públicos generar reportes financieros, como estados de resultados, balances generales y flujos de efectivo. </text:p>
        </text:list-item>
        <text:list-item>
          <text:p text:style-name="P6">El asistente debe permitir a los contadores públicos registrar clientes y proveedores. </text:p>
        </text:list-item>
        <text:list-item>
          <text:p text:style-name="P7">El asistente debe permitir a los contadores públicos realizar otras tareas relacionadas con la contabilidad, como calcular impuestos y preparar declaraciones. </text:p>
        </text:list-item>
      </text:list>
      <text:p text:style-name="P10"><text:span text:style-name="Strong_20_Emphasis">Requisitos no funcionales:</text:span></text:p>
      <text:list text:style-name="L2">
        <text:list-item>
          <text:p text:style-name="P8">El asistente debe ser fácil de usar y comprender. </text:p>
        </text:list-item>
        <text:list-item>
          <text:p text:style-name="P8">El asistente debe ser seguro y protegido de accesos no autorizados. </text:p>
        </text:list-item>
        <text:list-item>
          <text:p text:style-name="P9">El asistente debe ser escalable para adaptarse a las necesidades de los contadores públicos. </text:p>
        </text:list-item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8:43:21.779193476</meta:creation-date>
    <dc:date>2023-11-09T09:44:09.512452968</dc:date>
    <meta:editing-duration>PT1H50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1" meta:paragraph-count="14" meta:word-count="200" meta:character-count="1375" meta:non-whitespace-character-count="1189"/>
  </office:meta>
</office:document-meta>
</file>